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tyle="normal" style:text-underline-style="none" style:font-style-asian="normal" style:font-style-complex="normal"/>
    </style:style>
    <style:style style:name="P2" style:family="paragraph" style:parent-style-name="Standard">
      <style:text-properties fo:font-size="16pt" style:font-size-asian="16pt" style:font-size-complex="16pt"/>
    </style:style>
    <style:style style:name="P3" style:family="paragraph" style:parent-style-name="Standard" style:list-style-name="L1">
      <style:text-properties fo:font-size="16pt" style:font-size-asian="16pt" style:font-size-complex="16pt"/>
    </style:style>
    <style:style style:name="P4" style:family="paragraph" style:parent-style-name="Standard" style:list-style-name="L1">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6pt" fo:font-style="normal" style:font-size-asian="16pt" style:font-style-asian="normal" style:font-size-complex="16pt" style:font-style-complex="normal"/>
    </style:style>
    <style:style style:name="P6" style:family="paragraph" style:parent-style-name="Standard" style:list-style-name="L1">
      <style:paragraph-properties fo:text-align="start" style:justify-single-word="false"/>
      <style:text-properties fo:font-size="16pt" fo:font-style="normal" style:font-size-asian="16pt" style:font-style-asian="normal" style:font-size-complex="16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sarrollo:</text:p>
      <text:p text:style-name="P2"/>
      <text:p text:style-name="P2"><text:tab/>El desarrollo de este trabajo se dividió en 3 partes: una implementación preliminar en lenguaje C, la implementación en lenguaje ensamblador cuyo desarrollo se basó en la versión de C, y la versión definitiva que contiene agregados y arreglos diversos. Esta separación de etapas fue importante, ya que nos permitió apoyarnos sobre un código completamente funcional en C, <text:s/>al momento de escribir las funciones en ensamblador. A continuación detallamos las etapas del trabajo:</text:p>
      <text:p text:style-name="P2"/>
      <text:list xml:id="list554208554" text:style-name="L1">
        <text:list-item>
          <text:p text:style-name="P3">Implementación preliminar en lenguaje C</text:p>
          <text:p text:style-name="P3"/>
          <text:p text:style-name="P4">Al comienzo del trabajo se realizó una versión del mismo en C que actúe adecuadamente de acuerdo a lo pedido. Esta versión buscaba implementar todas las funciones requeridas en lenguaje de alto nivel para luego utilizarla como guía para escribir el código en <text:span text:style-name="T1">assembler. </text:span></text:p>
          <text:p text:style-name="P4"><text:span text:style-name="T1"/></text:p>
          <text:p text:style-name="P4"><text:span text:style-name="T2">Una vez escrito el código en C, éste se aprovechó para ir reemplazando función a función con código ensamblador, porque se podía asumir que el código de alto nivel era correcto. Esto nos permitió probar que las funciones reemplazantes se comportaban adecuadamente ya que debían igualar el comportamiento de las funciones reemplazadas. </text:span></text:p>
          <text:p text:style-name="P4"><text:span text:style-name="T2"/></text:p>
          <text:p text:style-name="P4"><text:span text:style-name="T2">Finalmente, todo el código en C fue cambiado por sus respectivas versiones en </text:span><text:span text:style-name="T1">assembler </text:span><text:span text:style-name="T2">a excepción del main.c el cual contiene todas las llamadas y la interfaz con el usuario que será detallada más adelante. El codigo C reemplazado esta incluido en los archivos </text:span><text:span text:style-name="T1">filters.c</text:span><text:span text:style-name="T2"> y </text:span><text:span text:style-name="T1">filters.h</text:span><text:span text:style-name="T2"> . </text:span></text:p>
          <text:p text:style-name="P6"/>
        </text:list-item>
        <text:list-item>
          <text:p text:style-name="P6">Implementación en lenguaje ensamblador</text:p>
          <text:p text:style-name="P6"/>
          <text:p text:style-name="P6">Se decidió separar la implementación <text:span text:style-name="T1">assembler </text:span>en varios archivos específicos: uno por cada operador a implementar y otro (<text:span text:style-name="T1">apply_mask.asm</text:span>) que aplica una mascara dada a la imagen a procesar. La idea es abstraerse de esa función en particular que es común a todos los operadores y programarla aparte, para facilitar el testeo del código.</text:p>
          <text:p text:style-name="P6"/>
          <text:p text:style-name="P6"><text:soft-page-break/></text:p>
          <text:p text:style-name="P6">Primero se escribió la función <text:span text:style-name="T1">apply_mask, </text:span>luego el código general que comparten los tres operadores a implementar y por último se utilizó para generar los tres archivos fuente finales de los operadores. </text:p>
          <text:p text:style-name="P6"/>
        </text:list-item>
        <text:list-item>
          <text:p text:style-name="P6">Versión definitiva</text:p>
          <text:p text:style-name="P6"/>
          <text:p text:style-name="P6">Finalmente, una vez terminado y testeado todos los archivos fuente, se agregó una interfaz con el usuario por consola. La interfaz permite abrir una imagen, aplicarle un algoritmo a elección y guardarla en un archivo separado o bien abrir la imagen a procesar en una ventana y aplicar los operadores en tiempo real con la posibilidad de guardar el resultado en un archivo separado. </text:p>
          <text:p text:style-name="P6"/>
          <text:p text:style-name="P6">Se tuvo especial cuidado en el manejo de los parámetros del programa para evitar errores y los errores correspondientes a problemas con la carga o guardado de la imagen también fueron considerados.</text:p>
        </text:list-item>
      </text:list>
      <text:p text:style-name="P5"/>
      <text:p text:style-name="P5"/>
      <text:p text:style-name="P5"/>
      <text:p text:style-name="P5"><text:tab/><text:span text:style-name="T4">[Insertar dos screens de las ventanitas, una con una imagen en escala de grises, y la otra con la misma con algun borde aplicado, Ver la posibilidad de agregar altamente incriminadora y de moral cuestionable. </text:span><text:span text:style-name="T4">Na,mentira]</text:span></text:p>
      <text:p text:style-name="P5"/>
      <text:p text:style-name="P5"><text:tab/></text:p>
      <text:p text:style-name="P5"/>
      <text:p text:style-name="P5"/>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9-30T19:05:37</meta:creation-date>
    <dc:date>2009-10-01T20:06:50</dc:date>
    <meta:editing-cycles>2</meta:editing-cycles>
    <meta:editing-duration>PT01H37M00S</meta:editing-duration>
    <meta:document-statistic meta:table-count="0" meta:image-count="0" meta:object-count="0" meta:page-count="2" meta:paragraph-count="15" meta:word-count="503" meta:character-count="3158"/>
    <meta:user-defined meta:name="Información 1"/>
    <meta:user-defined meta:name="Información 2"/>
    <meta:user-defined meta:name="Información 3"/>
    <meta:user-defined meta:name="Información 4"/>
  </office:meta>
</office:document-meta>
</file>